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5" table:default-cell-style-name="ce3"/>
        <table:table-column table:style-name="co6" table:default-cell-style-name="ce11"/>
        <table:table-column table:style-name="co6" table:number-columns-repeated="8" table:default-cell-style-name="ce3"/>
        <table:table-column table:style-name="co7" table:number-columns-repeated="1009" table:default-cell-style-name="ce3"/>
        <table:table-row table:style-name="ro1">
          <table:table-cell table:style-name="ce1" table:number-columns-repeated="4"/>
          <table:table-cell table:style-name="ce8" office:value-type="string" calcext:value-type="string">
            <text:p>Participation</text:p>
          </table:table-cell>
          <table:table-cell table:style-name="ce8" office:value-type="string" calcext:value-type="string">
            <text:p>Absences</text:p>
          </table:table-cell>
          <table:table-cell table:style-name="ce8" office:value-type="string" calcext:value-type="string">
            <text:p>CC1</text:p>
          </table:table-cell>
          <table:table-cell table:style-name="ce8" office:value-type="string" calcext:value-type="string">
            <text:p>CC2</text:p>
          </table:table-cell>
          <table:table-cell table:style-name="ce8" office:value-type="string" calcext:value-type="string">
            <text:p>CC3</text:p>
          </table:table-cell>
          <table:table-cell table:style-name="ce8" office:value-type="string" calcext:value-type="string">
            <text:p>CC4</text:p>
          </table:table-cell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P2</text:p>
          </table:table-cell>
          <table:table-cell table:style-name="ce8" office:value-type="string" calcext:value-type="string">
            <text:p>TP3</text:p>
          </table:table-cell>
          <table:table-cell table:style-name="ce8" office:value-type="string" calcext:value-type="string">
            <text:p>TP4</text:p>
          </table:table-cell>
          <table:table-cell table:style-name="ce8" office:value-type="string" calcext:value-type="string">
            <text:p>FIN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AGASSE</text:p>
          </table:table-cell>
          <table:table-cell table:style-name="ce4" office:value-type="string" calcext:value-type="string">
            <text:p>LAURE</text:p>
          </table:table-cell>
          <table:table-cell table:style-name="ce4" office:value-type="string" calcext:value-type="string">
            <text:p>MARIE YVONNE</text:p>
          </table:table-cell>
          <table:table-cell table:style-name="ce9"/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table:formula="of:=(SUM([.G2:.J2])/4 + [.E2] + SUM([.K2:.N2])/4)/2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4" office:value-type="string" calcext:value-type="string">
            <text:p>AUDEON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CLAUDINE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3:.J3])/4 + [.E3] + SUM([.K3:.N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AUDOUIN</text:p>
          </table:table-cell>
          <table:table-cell table:style-name="ce4" office:value-type="string" calcext:value-type="string">
            <text:p>FLORENTIN</text:p>
          </table:table-cell>
          <table:table-cell table:style-name="ce4" office:value-type="string" calcext:value-type="string">
            <text:p>PATRICE</text:p>
          </table:table-cell>
          <table:table-cell table:style-name="ce9"/>
          <table:table-cell table:style-name="ce6" office:value-type="string" calcext:value-type="string">
            <text:p>(27Jan)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(SUM([.G4:.J4])/4 + [.E4] + SUM([.K4:.N4])/4)/2" office:value-type="float" office:value="9.375" calcext:value-type="float">
            <text:p>9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BOUDEVILLE</text:p>
          </table:table-cell>
          <table:table-cell table:style-name="ce4" office:value-type="string" calcext:value-type="string">
            <text:p>ORLANE</text:p>
          </table:table-cell>
          <table:table-cell table:style-name="ce4" office:value-type="string" calcext:value-type="string">
            <text:p>INGRID MONIQU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9" calcext:value-type="float">
            <text:p>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table:formula="of:=(SUM([.G5:.J5])/4 + [.E5] + SUM([.K5:.N5])/4)/2" office:value-type="float" office:value="13.75" calcext:value-type="float">
            <text:p>13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4" office:value-type="string" calcext:value-type="string">
            <text:p>BOURHIS</text:p>
          </table:table-cell>
          <table:table-cell table:style-name="ce4" office:value-type="string" calcext:value-type="string">
            <text:p>CÉLIA</text:p>
          </table:table-cell>
          <table:table-cell table:style-name="ce4" office:value-type="string" calcext:value-type="string">
            <text:p>KELLY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6:.J6])/4 + [.E6] + SUM([.K6:.N6])/4)/2" office:value-type="float" office:value="13.375" calcext:value-type="float">
            <text:p>13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CHARPENTIER</text:p>
          </table:table-cell>
          <table:table-cell table:style-name="ce4" office:value-type="string" calcext:value-type="string">
            <text:p>JODIE</text:p>
          </table:table-cell>
          <table:table-cell table:style-name="ce4" office:value-type="string" calcext:value-type="string">
            <text:p>MEGGIE LAURENC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table:formula="of:=(SUM([.G7:.J7])/4 + [.E7] + SUM([.K7:.N7])/4)/2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4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8:.J8])/4 + [.E8] + SUM([.K8:.N8])/4)/2"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4" office:value-type="string" calcext:value-type="string">
            <text:p>COLLINE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GUY BERNARD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9:.J9])/4 + [.E9] + SUM([.K9:.N9])/4)/2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DANGUY</text:p>
          </table:table-cell>
          <table:table-cell table:style-name="ce4" office:value-type="string" calcext:value-type="string">
            <text:p>THIBAULT</text:p>
          </table:table-cell>
          <table:table-cell table:style-name="ce4" office:value-type="string" calcext:value-type="string">
            <text:p>GUILLAUME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table:formula="of:=(SUM([.G10:.J10])/4 + [.E10] + SUM([.K10:.N10])/4)/2" office:value-type="float" office:value="12.5" calcext:value-type="float">
            <text:p>12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DASAN</text:p>
          </table:table-cell>
          <table:table-cell table:style-name="ce4" office:value-type="string" calcext:value-type="string">
            <text:p>MIRYAM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(SUM([.G11:.J11])/4 + [.E11] + SUM([.K11:.N11])/4)/2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Dousset</text:p>
          </table:table-cell>
          <table:table-cell table:style-name="ce5" office:value-type="string" calcext:value-type="string">
            <text:p>Teddy</text:p>
          </table:table-cell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12:.J12])/4 + [.E12] + SUM([.K12:.N12])/4)/2" office:value-type="float" office:value="13.6875" calcext:value-type="float">
            <text:p>13.6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string" calcext:value-type="string">
            <text:p>GENDRONNEAU</text:p>
          </table:table-cell>
          <table:table-cell table:style-name="ce4" office:value-type="string" calcext:value-type="string">
            <text:p>PRISCILLIA</text:p>
          </table:table-cell>
          <table:table-cell table:style-name="ce4" office:value-type="string" calcext:value-type="string">
            <text:p>BRIGITT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table:formula="of:=(SUM([.G13:.J13])/4 + [.E13] + SUM([.K13:.N13])/4)/2" office:value-type="float" office:value="13.5" calcext:value-type="float">
            <text:p>13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GIPTEAU</text:p>
          </table:table-cell>
          <table:table-cell table:style-name="ce4" office:value-type="string" calcext:value-type="string">
            <text:p>THIBAUT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9Jan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table:formula="of:=(SUM([.G14:.J14])/4 + [.E14] + SUM([.K14:.N14])/4)/2" office:value-type="float" office:value="13.125" calcext:value-type="float">
            <text:p>13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 office:value-type="string" calcext:value-type="string">
            <text:p>GUEHO</text:p>
          </table:table-cell>
          <table:table-cell table:style-name="ce4" office:value-type="string" calcext:value-type="string">
            <text:p>AMELIE</text:p>
          </table:table-cell>
          <table:table-cell table:style-name="ce4" office:value-type="string" calcext:value-type="string">
            <text:p>SUZANNE DENISE</text:p>
          </table:table-cell>
          <table:table-cell table:style-name="ce9"/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15:.J15])/4 + [.E15] + SUM([.K15:.N15])/4)/2" office:value-type="float" office:value="11.75" calcext:value-type="float">
            <text:p>11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 office:value-type="string" calcext:value-type="string">
            <text:p>GUIBERT</text:p>
          </table:table-cell>
          <table:table-cell table:style-name="ce4" office:value-type="string" calcext:value-type="string">
            <text:p>JUSTINE</text:p>
          </table:table-cell>
          <table:table-cell table:style-name="ce4" office:value-type="string" calcext:value-type="string">
            <text:p>VIVIAN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table:formula="of:=(SUM([.G16:.J16])/4 + [.E16] + SUM([.K16:.N16])/4)/2" office:value-type="float" office:value="12.875" calcext:value-type="float">
            <text:p>12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string" calcext:value-type="string">
            <text:p>GUILLOT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SASCHA MANO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table:formula="of:=(SUM([.G17:.J17])/4 + [.E17] + SUM([.K17:.N17])/4)/2" office:value-type="float" office:value="11.375" calcext:value-type="float">
            <text:p>11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string" calcext:value-type="string">
            <text:p>HAGOUANG TEFONKEU</text:p>
          </table:table-cell>
          <table:table-cell table:style-name="ce4" office:value-type="string" calcext:value-type="string">
            <text:p>PONCE CHRISTEL</text:p>
          </table:table-cell>
          <table:table-cell table:style-name="ce4"/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18:.J18])/4 + [.E18] + SUM([.K18:.N18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 office:value-type="string" calcext:value-type="string">
            <text:p>HERBERT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DANIEL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table:formula="of:=(SUM([.G19:.J19])/4 + [.E19] + SUM([.K19:.N19])/4)/2" office:value-type="float" office:value="11.5" calcext:value-type="float">
            <text:p>11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 office:value-type="string" calcext:value-type="string">
            <text:p>HERBRETEAU</text:p>
          </table:table-cell>
          <table:table-cell table:style-name="ce4" office:value-type="string" calcext:value-type="string">
            <text:p>CELINE</text:p>
          </table:table-cell>
          <table:table-cell table:style-name="ce4" office:value-type="string" calcext:value-type="string">
            <text:p>YOLANDE MARIE-JOSE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20:.J20])/4 + [.E20] + SUM([.K20:.N20])/4)/2" office:value-type="float" office:value="13.125" calcext:value-type="float">
            <text:p>13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string" calcext:value-type="string">
            <text:p>JADEAU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THIERRY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table:formula="of:=(SUM([.G21:.J21])/4 + [.E21] + SUM([.K21:.N21])/4)/2" office:value-type="float" office:value="8.75" calcext:value-type="float">
            <text:p>8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4" office:value-type="string" calcext:value-type="string">
            <text:p>JEZEQU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YVO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22:.J22])/4 + [.E22] + SUM([.K22:.N22])/4)/2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4" office:value-type="string" calcext:value-type="string">
            <text:p>LAIDIN</text:p>
          </table:table-cell>
          <table:table-cell table:style-name="ce4" office:value-type="string" calcext:value-type="string">
            <text:p>TINO</text:p>
          </table:table-cell>
          <table:table-cell table:style-name="ce4" office:value-type="string" calcext:value-type="string">
            <text:p>SERG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table:formula="of:=(SUM([.G23:.J23])/4 + [.E23] + SUM([.K23:.N23])/4)/2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4" office:value-type="string" calcext:value-type="string">
            <text:p>LEROUX</text:p>
          </table:table-cell>
          <table:table-cell table:style-name="ce4" office:value-type="string" calcext:value-type="string">
            <text:p>ANTHONIN</text:p>
          </table:table-cell>
          <table:table-cell table:style-name="ce4" office:value-type="string" calcext:value-type="string">
            <text:p>JOSSELIN</text:p>
          </table:table-cell>
          <table:table-cell table:style-name="ce9"/>
          <table:table-cell table:style-name="ce6" office:value-type="string" calcext:value-type="string">
            <text:p>(16/1),(6/3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table:formula="of:=(SUM([.G24:.J24])/4 + [.E24] + SUM([.K24:.N24])/4)/2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4" office:value-type="string" calcext:value-type="string">
            <text:p>MÉRAND</text:p>
          </table:table-cell>
          <table:table-cell table:style-name="ce4" office:value-type="string" calcext:value-type="string">
            <text:p>ZÉNAÏDE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3/3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(SUM([.G25:.J25])/4 + [.E25] + SUM([.K25:.N25])/4)/2" office:value-type="float" office:value="8.625" calcext:value-type="float">
            <text:p>8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4" office:value-type="string" calcext:value-type="string">
            <text:p>MOIZ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NICOLE</text:p>
          </table:table-cell>
          <table:table-cell table:style-name="ce9"/>
          <table:table-cell table:style-name="ce6" office:value-type="string" calcext:value-type="string">
            <text:p>(10/3) CC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(SUM([.G26:.J26])/4 + [.E26] + SUM([.K26:.N26])/4)/2" office:value-type="float" office:value="6.75" calcext:value-type="float">
            <text:p>6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4" office:value-type="string" calcext:value-type="string">
            <text:p>MONROUX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ERRE</text:p>
          </table:table-cell>
          <table:table-cell table:style-name="ce9"/>
          <table:table-cell table:style-name="ce6" office:value-type="string" calcext:value-type="string">
            <text:p>(6Mar)</text:p>
          </table:table-cell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27:.J27])/4 + [.E27] + SUM([.K27:.N27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4" office:value-type="string" calcext:value-type="string">
            <text:p>NGOM</text:p>
          </table:table-cell>
          <table:table-cell table:style-name="ce4" office:value-type="string" calcext:value-type="string">
            <text:p>MOUHAMADOU</text:p>
          </table:table-cell>
          <table:table-cell table:style-name="ce4" office:value-type="string" calcext:value-type="string">
            <text:p>MOUSTAPHA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ab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table:formula="of:=(SUM([.G28:.J28])/4 + [.E28] + SUM([.K28:.N28])/4)/2" office:value-type="float" office:value="4.375" calcext:value-type="float">
            <text:p>4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4" office:value-type="string" calcext:value-type="string">
            <text:p>O'NEILL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TERENCE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3/3) C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table:formula="of:=(SUM([.G29:.J29])/4 + [.E29] + SUM([.K29:.N29])/4)/2" office:value-type="float" office:value="9.75" calcext:value-type="float">
            <text:p>9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4" office:value-type="string" calcext:value-type="string">
            <text:p>ORIZET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MAR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30:.J30])/4 + [.E30] + SUM([.K30:.N30])/4)/2" office:value-type="float" office:value="8.875" calcext:value-type="float">
            <text:p>8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6" office:value-type="string" calcext:value-type="string">
            <text:p>PACAUD</text:p>
          </table:table-cell>
          <table:table-cell table:style-name="ce6" office:value-type="string" calcext:value-type="string">
            <text:p>Alexandre</text:p>
          </table:table-cell>
          <table:table-cell table:style-name="ce7" office:value-type="string" calcext:value-type="string">
            <text:p>DENIS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31:.J31])/4 + [.E31] + SUM([.K31:.N31])/4)/2" office:value-type="float" office:value="15.9375" calcext:value-type="float">
            <text:p>15.9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4" office:value-type="string" calcext:value-type="string">
            <text:p>PEA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THERES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32:.J32])/4 + [.E32] + SUM([.K32:.N32])/4)/2" office:value-type="float" office:value="12.125" calcext:value-type="float">
            <text:p>12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4" office:value-type="string" calcext:value-type="string">
            <text:p>QUELLEUX</text:p>
          </table:table-cell>
          <table:table-cell table:style-name="ce4" office:value-type="string" calcext:value-type="string">
            <text:p>MELODIE</text:p>
          </table:table-cell>
          <table:table-cell table:style-name="ce4" office:value-type="string" calcext:value-type="string">
            <text:p>VIVIANE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33:.J33])/4 + [.E33] + SUM([.K33:.N3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4" office:value-type="string" calcext:value-type="string">
            <text:p>RAFFIN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ROMAI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34:.J34])/4 + [.E34] + SUM([.K34:.N34])/4)/2" office:value-type="float" office:value="6.125" calcext:value-type="float">
            <text:p>6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4" office:value-type="string" calcext:value-type="string">
            <text:p>RAMBAUD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OSEPH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table:formula="of:=(SUM([.G35:.J35])/4 + [.E35] + SUM([.K35:.N35])/4)/2" office:value-type="float" office:value="15.125" calcext:value-type="float">
            <text:p>15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4" office:value-type="string" calcext:value-type="string">
            <text:p>ROCHER</text:p>
          </table:table-cell>
          <table:table-cell table:style-name="ce4" office:value-type="string" calcext:value-type="string">
            <text:p>CHARLINE</text:p>
          </table:table-cell>
          <table:table-cell table:style-name="ce4" office:value-type="string" calcext:value-type="string">
            <text:p>LUC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36:.J36])/4 + [.E36] + SUM([.K36:.N36])/4)/2" office:value-type="float" office:value="13.875" calcext:value-type="float">
            <text:p>13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4" office:value-type="string" calcext:value-type="string">
            <text:p>ROULLEAUX DUGAGE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PAUL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(SUM([.G37:.J37])/4 + [.E37] + SUM([.K37:.N37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4" office:value-type="string" calcext:value-type="string">
            <text:p>TALBOT</text:p>
          </table:table-cell>
          <table:table-cell table:style-name="ce4" office:value-type="string" calcext:value-type="string">
            <text:p>CLARISSE</text:p>
          </table:table-cell>
          <table:table-cell table:style-name="ce4" office:value-type="string" calcext:value-type="string">
            <text:p>SARAH SYLV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38:.J38])/4 + [.E38] + SUM([.K38:.N38])/4)/2" office:value-type="float" office:value="14.625" calcext:value-type="float">
            <text:p>14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4" office:value-type="string" calcext:value-type="string">
            <text:p>TERRIEN</text:p>
          </table:table-cell>
          <table:table-cell table:style-name="ce4" office:value-type="string" calcext:value-type="string">
            <text:p>LÉA</text:p>
          </table:table-cell>
          <table:table-cell table:style-name="ce4" office:value-type="string" calcext:value-type="string">
            <text:p>MICHÈL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(SUM([.G39:.J39])/4 + [.E39] + SUM([.K39:.N39])/4)/2" office:value-type="float" office:value="12.625" calcext:value-type="float">
            <text:p>12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6" office:value-type="string" calcext:value-type="string">
            <text:p>THURIN</text:p>
          </table:table-cell>
          <table:table-cell table:style-name="ce6" office:value-type="string" calcext:value-type="string">
            <text:p>Gauthier</text:p>
          </table:table-cell>
          <table:table-cell table:style-name="ce7" office:value-type="string" calcext:value-type="string">
            <text:p>LOUIS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table:formula="of:=(SUM([.G40:.J40])/4 + [.E40] + SUM([.K40:.N40])/4)/2" office:value-type="float" office:value="12.375" calcext:value-type="float">
            <text:p>12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4" office:value-type="string" calcext:value-type="string">
            <text:p>ZYKA</text:p>
          </table:table-cell>
          <table:table-cell table:style-name="ce4" office:value-type="string" calcext:value-type="string">
            <text:p>ZACCHARIE</text:p>
          </table:table-cell>
          <table:table-cell table:style-name="ce4" office:value-type="string" calcext:value-type="string">
            <text:p>PIERRE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6"/>
          <table:table-cell table:style-name="ce9" table:formula="of:=(SUM([.G41:.J41])/4 + [.E41] + SUM([.K41:.N41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currency-style style:name="N17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0P0"/>
    </number:currency-style>
    <number:number-style style:name="N171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1P2" style:volatile="true">
      <loext:fill-character> </loext:fill-character>
      <number:text>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2P2" style:volatile="true">
      <loext:fill-character> </loext:fill-character>
      <number:text>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3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4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7" number:language="fr" number:country="FR">
      <number:day number:style="long"/>
      <number:text>-</number:text>
      <number:month number:textual="true"/>
    </number:date-style>
    <number:date-style style:name="N20108" number:language="fr" number:country="FR">
      <number:month number:textual="true"/>
      <number:text>-</number:text>
      <number:year/>
    </number:date-style>
    <number:time-style style:name="N20109" number:language="fr" number:country="FR">
      <number:hours/>
      <number:text>:</number:text>
      <number:minutes number:style="long"/>
      <number:text> </number:text>
      <number:am-pm/>
    </number:time-style>
    <number:time-style style:name="N2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2P0" style:volatile="true" number:language="fr" number:country="FR">
      <number:number number:decimal-places="0" number:min-integer-digits="1" number:grouping="true"/>
      <number:text>   </number:text>
    </number:number-style>
    <number:number-style style:name="N2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20112P0"/>
    </number:number-style>
    <number:number-style style:name="N20113P0" style:volatile="true" number:language="fr" number:country="FR">
      <number:number number:decimal-places="0" number:min-integer-digits="1" number:grouping="true"/>
      <number:text>   </number:text>
    </number:number-style>
    <number:number-style style:name="N2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2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2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5P0"/>
    </number:number-style>
    <number:number-style style:name="N20116P0" style:volatile="true" number:language="fr" number:country="FR">
      <number:number number:decimal-places="0" number:min-integer-digits="1" number:grouping="true"/>
      <number:text> €</number:text>
    </number:number-style>
    <number:number-style style:name="N2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0" number:min-integer-digits="1" number:grouping="true"/>
      <number:text> €</number:text>
    </number:number-style>
    <number:number-style style:name="N2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number:min-integer-digits="1" number:grouping="true"/>
      <number:text> €</number:text>
    </number:number-style>
    <number:number-style style:name="N2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number:min-integer-digits="1" number:grouping="true"/>
      <number:text> €</number:text>
    </number:number-style>
    <number:number-style style:name="N2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2:16:25.994307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4-29T12:28:38.386968510</dc:date>
    <meta:editing-duration>PT13H3M52S</meta:editing-duration>
    <meta:editing-cycles>64</meta:editing-cycles>
    <meta:generator>LibreOffice/4.2.8.2$Linux_X86_64 LibreOffice_project/420m0$Build-2</meta:generator>
    <meta:print-date>2017-03-13T07:42:47.283636490</meta:print-date>
    <meta:document-statistic meta:table-count="1" meta:cell-count="473" meta:object-count="0"/>
  </office:meta>
</office:document-meta>
</file>